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159.97mm" svg:height="90.04mm" svg:x="217.79mm" svg:y="17.53mm">
            <draw:object draw:notify-on-update-of-ranges="Folha1.C5:Folha1.C25 Folha1.D5:Folha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uty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10^((LOG10([.E5])-[.$F$5])/[.$G$5])" office:value-type="float" office:value="0.0261610169316097" calcext:value-type="float">
            <text:p>0,02616101693161</text:p>
          </table:table-cell>
          <table:table-cell office:value-type="float" office:value="1695001.62" calcext:value-type="float">
            <text:p>1695001,62</text:p>
          </table:table-cell>
          <table:table-cell office:value-type="float" office:value="4.9" calcext:value-type="float">
            <text:p>4,9</text:p>
          </table:table-cell>
          <table:table-cell office:value-type="float" office:value="-0.84" calcext:value-type="float">
            <text:p>-0,84</text:p>
          </table:table-cell>
          <table:table-cell table:number-columns-repeated="9"/>
          <table:table-cell office:value-type="float" office:value="28636.6" calcext:value-type="float">
            <text:p>28636,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10^((LOG10([.E6])-[.$F$5])/[.$G$5])" office:value-type="float" office:value="0.983787294374103" calcext:value-type="float">
            <text:p>0,983787294374103</text:p>
          </table:table-cell>
          <table:table-cell office:value-type="float" office:value="80530.98" calcext:value-type="float">
            <text:p>80530,98</text:p>
          </table:table-cell>
          <table:table-cell table:number-columns-repeated="11"/>
          <table:table-cell office:value-type="float" office:value="24182.3" calcext:value-type="float">
            <text:p>24182,3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0^((LOG10([.E7])-[.$F$5])/[.$G$5])" office:value-type="float" office:value="2.319337715439" calcext:value-type="float">
            <text:p>2,319337715439</text:p>
          </table:table-cell>
          <table:table-cell office:value-type="float" office:value="39182.69" calcext:value-type="float">
            <text:p>39182,69</text:p>
          </table:table-cell>
          <table:table-cell table:number-columns-repeated="11"/>
          <table:table-cell office:value-type="float" office:value="20946.6" calcext:value-type="float">
            <text:p>20946,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10^((LOG10([.E8])-[.$F$5])/[.$G$5])" office:value-type="float" office:value="3.73200022326554" calcext:value-type="float">
            <text:p>3,73200022326554</text:p>
          </table:table-cell>
          <table:table-cell office:value-type="float" office:value="26276.59" calcext:value-type="float">
            <text:p>26276,59</text:p>
          </table:table-cell>
          <table:table-cell table:number-columns-repeated="11"/>
          <table:table-cell office:value-type="float" office:value="18523.49" calcext:value-type="float">
            <text:p>18523,4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10^((LOG10([.E9])-[.$F$5])/[.$G$5])" office:value-type="float" office:value="5.13787724228853" calcext:value-type="float">
            <text:p>5,13787724228853</text:p>
          </table:table-cell>
          <table:table-cell office:value-type="float" office:value="20088.23" calcext:value-type="float">
            <text:p>20088,23</text:p>
          </table:table-cell>
          <table:table-cell table:number-columns-repeated="11"/>
          <table:table-cell office:value-type="float" office:value="16729.56" calcext:value-type="float">
            <text:p>16729,56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10^((LOG10([.E10])-[.$F$5])/[.$G$5])" office:value-type="float" office:value="6.46079156370964" calcext:value-type="float">
            <text:p>6,46079156370964</text:p>
          </table:table-cell>
          <table:table-cell office:value-type="float" office:value="16571.43" calcext:value-type="float">
            <text:p>16571,43</text:p>
          </table:table-cell>
          <table:table-cell table:number-columns-repeated="11"/>
          <table:table-cell office:value-type="float" office:value="15449.1" calcext:value-type="float">
            <text:p>15449,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10^((LOG10([.E11])-[.$F$5])/[.$G$5])" office:value-type="float" office:value="7.84993931733421" calcext:value-type="float">
            <text:p>7,84993931733421</text:p>
          </table:table-cell>
          <table:table-cell office:value-type="float" office:value="14070.59" calcext:value-type="float">
            <text:p>14070,59</text:p>
          </table:table-cell>
          <table:table-cell table:number-columns-repeated="11"/>
          <table:table-cell office:value-type="float" office:value="14285.71" calcext:value-type="float">
            <text:p>14285,71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10^((LOG10([.E12])-[.$F$5])/[.$G$5])" office:value-type="float" office:value="10.2736733697117" calcext:value-type="float">
            <text:p>10,2736733697117</text:p>
          </table:table-cell>
          <table:table-cell office:value-type="float" office:value="11224.07" calcext:value-type="float">
            <text:p>11224,07</text:p>
          </table:table-cell>
          <table:table-cell table:number-columns-repeated="11"/>
          <table:table-cell office:value-type="float" office:value="13394.5" calcext:value-type="float">
            <text:p>13394,5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10^((LOG10([.E13])-[.$F$5])/[.$G$5])" office:value-type="float" office:value="11.8151514629299" calcext:value-type="float">
            <text:p>11,8151514629299</text:p>
          </table:table-cell>
          <table:table-cell office:value-type="float" office:value="9980.47" calcext:value-type="float">
            <text:p>9980,47</text:p>
          </table:table-cell>
          <table:table-cell table:number-columns-repeated="11"/>
          <table:table-cell office:value-type="float" office:value="12606.38" calcext:value-type="float">
            <text:p>12606,38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10^((LOG10([.E14])-[.$F$5])/[.$G$5])" office:value-type="float" office:value="13.2128068047415" calcext:value-type="float">
            <text:p>13,2128068047415</text:p>
          </table:table-cell>
          <table:table-cell office:value-type="float" office:value="9085.82" calcext:value-type="float">
            <text:p>9085,82</text:p>
          </table:table-cell>
          <table:table-cell table:number-columns-repeated="11"/>
          <table:table-cell office:value-type="float" office:value="11982.76" calcext:value-type="float">
            <text:p>11982,76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10^((LOG10([.E15])-[.$F$5])/[.$G$5])" office:value-type="float" office:value="14.7139928127914" calcext:value-type="float">
            <text:p>14,7139928127914</text:p>
          </table:table-cell>
          <table:table-cell office:value-type="float" office:value="8300.54" calcext:value-type="float">
            <text:p>8300,54</text:p>
          </table:table-cell>
          <table:table-cell table:number-columns-repeated="11"/>
          <table:table-cell office:value-type="float" office:value="11428.57" calcext:value-type="float">
            <text:p>11428,57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10^((LOG10([.E16])-[.$F$5])/[.$G$5])" office:value-type="float" office:value="16.2458801657298" calcext:value-type="float">
            <text:p>16,2458801657298</text:p>
          </table:table-cell>
          <table:table-cell office:value-type="float" office:value="7637.93" calcext:value-type="float">
            <text:p>7637,93</text:p>
          </table:table-cell>
          <table:table-cell table:number-columns-repeated="11"/>
          <table:table-cell office:value-type="float" office:value="10970.39" calcext:value-type="float">
            <text:p>10970,3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10^((LOG10([.E17])-[.$F$5])/[.$G$5])" office:value-type="float" office:value="17.7857485418328" calcext:value-type="float">
            <text:p>17,7857485418328</text:p>
          </table:table-cell>
          <table:table-cell office:value-type="float" office:value="7078.47" calcext:value-type="float">
            <text:p>7078,47</text:p>
          </table:table-cell>
          <table:table-cell table:number-columns-repeated="11"/>
          <table:table-cell office:value-type="float" office:value="10498.39" calcext:value-type="float">
            <text:p>10498,39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10^((LOG10([.E18])-[.$F$5])/[.$G$5])" office:value-type="float" office:value="19.1197428121719" calcext:value-type="float">
            <text:p>19,1197428121719</text:p>
          </table:table-cell>
          <table:table-cell office:value-type="float" office:value="6661.24" calcext:value-type="float">
            <text:p>6661,24</text:p>
          </table:table-cell>
          <table:table-cell table:number-columns-repeated="11"/>
          <table:table-cell office:value-type="float" office:value="10174.05" calcext:value-type="float">
            <text:p>10174,05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10^((LOG10([.E19])-[.$F$5])/[.$G$5])" office:value-type="float" office:value="20.6734943607429" calcext:value-type="float">
            <text:p>20,6734943607429</text:p>
          </table:table-cell>
          <table:table-cell office:value-type="float" office:value="6238.1" calcext:value-type="float">
            <text:p>6238,1</text:p>
          </table:table-cell>
          <table:table-cell table:number-columns-repeated="11"/>
          <table:table-cell office:value-type="float" office:value="9767.44" calcext:value-type="float">
            <text:p>9767,44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10^((LOG10([.E20])-[.$F$5])/[.$G$5])" office:value-type="float" office:value="22.1580742476933" calcext:value-type="float">
            <text:p>22,1580742476933</text:p>
          </table:table-cell>
          <table:table-cell office:value-type="float" office:value="5885.09" calcext:value-type="float">
            <text:p>5885,09</text:p>
          </table:table-cell>
          <table:table-cell table:number-columns-repeated="11"/>
          <table:table-cell office:value-type="float" office:value="9465.65" calcext:value-type="float">
            <text:p>9465,65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10^((LOG10([.E21])-[.$F$5])/[.$G$5])" office:value-type="float" office:value="23.6542680866813" calcext:value-type="float">
            <text:p>23,6542680866813</text:p>
          </table:table-cell>
          <table:table-cell office:value-type="float" office:value="5570.78" calcext:value-type="float">
            <text:p>5570,78</text:p>
          </table:table-cell>
          <table:table-cell table:number-columns-repeated="11"/>
          <table:table-cell office:value-type="float" office:value="9172.93" calcext:value-type="float">
            <text:p>9172,93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10^((LOG10([.E22])-[.$F$5])/[.$G$5])" office:value-type="float" office:value="24.8910255780062" calcext:value-type="float">
            <text:p>24,8910255780062</text:p>
          </table:table-cell>
          <table:table-cell office:value-type="float" office:value="5337.33" calcext:value-type="float">
            <text:p>5337,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10^((LOG10([.E23])-[.$F$5])/[.$G$5])" office:value-type="float" office:value="26.4843965475996" calcext:value-type="float">
            <text:p>26,4843965475996</text:p>
          </table:table-cell>
          <table:table-cell office:value-type="float" office:value="5066.27" calcext:value-type="float">
            <text:p>5066,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10^((LOG10([.E24])-[.$F$5])/[.$G$5])" office:value-type="float" office:value="27.9126748244043" calcext:value-type="float">
            <text:p>27,9126748244043</text:p>
          </table:table-cell>
          <table:table-cell office:value-type="float" office:value="4847.6" calcext:value-type="float">
            <text:p>4847,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10^((LOG10([.E25])-[.$F$5])/[.$G$5])" office:value-type="float" office:value="29.4419935487043" calcext:value-type="float">
            <text:p>29,4419935487043</text:p>
          </table:table-cell>
          <table:table-cell office:value-type="float" office:value="4635.19" calcext:value-type="float">
            <text:p>4635,19</text:p>
          </table:table-cell>
          <table:table-cell table:number-columns-repeated="12"/>
        </table:table-row>
      </table:table>
      <table:table table:name="Folha2" table:style-name="ta1">
        <table:shapes>
          <draw:frame draw:z-index="0" draw:style-name="gr1" draw:text-style-name="P1" svg:width="159.97mm" svg:height="90.04mm" svg:x="141.98mm" svg:y="41.64mm">
            <draw:object draw:notify-on-update-of-ranges="Folha2.C5:Folha2.C25 Folha2.D5:Folha2.D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ty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-0.73" calcext:value-type="float">
            <text:p>-0,7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0.7" calcext:value-type="float">
            <text:p>-0,7</text:p>
          </table:table-cell>
          <table:table-cell office:value-type="float" office:value="9952" calcext:value-type="float">
            <text:p>995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10^((LOG10([.E6])-[.$F$5])/[.$G$5])" office:value-type="float" office:value="2.5776043754688" calcext:value-type="float">
            <text:p>2,5776043754688</text:p>
          </table:table-cell>
          <table:table-cell office:value-type="float" office:value="28171.64" calcext:value-type="float">
            <text:p>28171,6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-0.8" calcext:value-type="float">
            <text:p>-0,8</text:p>
          </table:table-cell>
          <table:table-cell office:value-type="float" office:value="9945" calcext:value-type="float">
            <text:p>994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10^((LOG10([.E7])-[.$F$5])/[.$G$5])" office:value-type="float" office:value="5.30182438093111" calcext:value-type="float">
            <text:p>5,30182438093111</text:p>
          </table:table-cell>
          <table:table-cell office:value-type="float" office:value="16640.62" calcext:value-type="float">
            <text:p>16640,6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-0.75" calcext:value-type="float">
            <text:p>-0,75</text:p>
          </table:table-cell>
          <table:table-cell office:value-type="float" office:value="9954" calcext:value-type="float">
            <text:p>995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10^((LOG10([.E8])-[.$F$5])/[.$G$5])" office:value-type="float" office:value="9.59433010412479" calcext:value-type="float">
            <text:p>9,59433010412479</text:p>
          </table:table-cell>
          <table:table-cell office:value-type="float" office:value="10792.68" calcext:value-type="float">
            <text:p>10792,6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-0.73" calcext:value-type="float">
            <text:p>-0,73</text:p>
          </table:table-cell>
          <table:table-cell office:value-type="float" office:value="99543" calcext:value-type="float">
            <text:p>9954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10^((LOG10([.E9])-[.$F$5])/[.$G$5])" office:value-type="float" office:value="14.0476566053326" calcext:value-type="float">
            <text:p>14,0476566053326</text:p>
          </table:table-cell>
          <table:table-cell office:value-type="float" office:value="8170.51" calcext:value-type="float">
            <text:p>8170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10^((LOG10([.E10])-[.$F$5])/[.$G$5])" office:value-type="float" office:value="19.2167673955301" calcext:value-type="float">
            <text:p>19,2167673955301</text:p>
          </table:table-cell>
          <table:table-cell office:value-type="float" office:value="6500" calcext:value-type="float">
            <text:p>65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10^((LOG10([.E11])-[.$F$5])/[.$G$5])" office:value-type="float" office:value="20.1018609651594" calcext:value-type="float">
            <text:p>20,1018609651594</text:p>
          </table:table-cell>
          <table:table-cell office:value-type="float" office:value="6289.81" calcext:value-type="float">
            <text:p>6289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10^((LOG10([.E12])-[.$F$5])/[.$G$5])" office:value-type="float" office:value="24.8768350500795" calcext:value-type="float">
            <text:p>24,8768350500795</text:p>
          </table:table-cell>
          <table:table-cell office:value-type="float" office:value="5383.56" calcext:value-type="float">
            <text:p>5383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10^((LOG10([.E13])-[.$F$5])/[.$G$5])" office:value-type="float" office:value="27.6871484417864" calcext:value-type="float">
            <text:p>27,6871484417864</text:p>
          </table:table-cell>
          <table:table-cell office:value-type="float" office:value="4978.94" calcext:value-type="float">
            <text:p>4978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10^((LOG10([.E14])-[.$F$5])/[.$G$5])" office:value-type="float" office:value="30.9187446190924" calcext:value-type="float">
            <text:p>30,9187446190924</text:p>
          </table:table-cell>
          <table:table-cell office:value-type="float" office:value="4593.44" calcext:value-type="float">
            <text:p>4593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10^((LOG10([.E15])-[.$F$5])/[.$G$5])" office:value-type="float" office:value="37.4398995699641" calcext:value-type="float">
            <text:p>37,4398995699641</text:p>
          </table:table-cell>
          <table:table-cell office:value-type="float" office:value="3994.53" calcext:value-type="float">
            <text:p>3994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10^((LOG10([.E16])-[.$F$5])/[.$G$5])" office:value-type="float" office:value="42.8157693604543" calcext:value-type="float">
            <text:p>42,8157693604543</text:p>
          </table:table-cell>
          <table:table-cell office:value-type="float" office:value="3621.84" calcext:value-type="float">
            <text:p>3621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10^((LOG10([.E17])-[.$F$5])/[.$G$5])" office:value-type="float" office:value="48.2299643096281" calcext:value-type="float">
            <text:p>48,2299643096281</text:p>
          </table:table-cell>
          <table:table-cell office:value-type="float" office:value="3320.31" calcext:value-type="float">
            <text:p>3320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10^((LOG10([.E18])-[.$F$5])/[.$G$5])" office:value-type="float" office:value="51.4784108291671" calcext:value-type="float">
            <text:p>51,4784108291671</text:p>
          </table:table-cell>
          <table:table-cell office:value-type="float" office:value="3166.02" calcext:value-type="float">
            <text:p>3166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10^((LOG10([.E19])-[.$F$5])/[.$G$5])" office:value-type="float" office:value="55.8732488656298" calcext:value-type="float">
            <text:p>55,8732488656298</text:p>
          </table:table-cell>
          <table:table-cell office:value-type="float" office:value="2982.23" calcext:value-type="float">
            <text:p>2982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10^((LOG10([.E20])-[.$F$5])/[.$G$5])" office:value-type="float" office:value="58.4881526211874" calcext:value-type="float">
            <text:p>58,4881526211874</text:p>
          </table:table-cell>
          <table:table-cell office:value-type="float" office:value="2884.3" calcext:value-type="float">
            <text:p>2884,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10^((LOG10([.E21])-[.$F$5])/[.$G$5])" office:value-type="float" office:value="61.2882021958886" calcext:value-type="float">
            <text:p>61,2882021958886</text:p>
          </table:table-cell>
          <table:table-cell office:value-type="float" office:value="2787.5" calcext:value-type="float">
            <text:p>2787,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10^((LOG10([.E22])-[.$F$5])/[.$G$5])" office:value-type="float" office:value="65.8477567837592" calcext:value-type="float">
            <text:p>65,8477567837592</text:p>
          </table:table-cell>
          <table:table-cell office:value-type="float" office:value="2645.24" calcext:value-type="float">
            <text:p>2645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10^((LOG10([.E23])-[.$F$5])/[.$G$5])" office:value-type="float" office:value="68.0298296186942" calcext:value-type="float">
            <text:p>68,0298296186942</text:p>
          </table:table-cell>
          <table:table-cell office:value-type="float" office:value="2583.03" calcext:value-type="float">
            <text:p>2583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10^((LOG10([.E24])-[.$F$5])/[.$G$5])" office:value-type="float" office:value="70.9062886323317" calcext:value-type="float">
            <text:p>70,9062886323317</text:p>
          </table:table-cell>
          <table:table-cell office:value-type="float" office:value="2506.11" calcext:value-type="float">
            <text:p>2506,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10^((LOG10([.E25])-[.$F$5])/[.$G$5])" office:value-type="float" office:value="74.5940068616778" calcext:value-type="float">
            <text:p>74,5940068616778</text:p>
          </table:table-cell>
          <table:table-cell office:value-type="float" office:value="2415.05" calcext:value-type="float">
            <text:p>2415,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-00-0000</text:date>, <text:time style:data-style-name="N2" text:time-value="11:25:50.2136669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20:04:34.803053473</meta:creation-date>
    <dc:date>2019-10-24T12:33:56.475982128</dc:date>
    <meta:editing-duration>PT4H5M7S</meta:editing-duration>
    <meta:editing-cycles>6</meta:editing-cycles>
    <meta:generator>LibreOffice/6.1.5.2$Linux_x86 LibreOffice_project/10$Build-2</meta:generator>
    <meta:document-statistic meta:table-count="2" meta:cell-count="1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008cm" svg:y="3.705cm" style:legend-expansion="high" chart:style-name="ch2"/>
        <chart:plot-area chart:style-name="ch3" table:cell-range-address="Folha1.C5:Folha1.D25" svg:x="0.319cm" svg:y="0.18cm" svg:width="11.37cm" svg:height="8.645cm">
          <chartooo:coordinate-region svg:x="0.94cm" svg:y="0.379cm" svg:width="10.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ha1.D5:Folha1.D25" chart:class="chart:scatter">
            <chart:domain table:cell-range-address="Folha1.C5:Folha1.C25"/>
            <chart:regression-curve chart:style-name="ch7">
              <chart:equation chart:display-equation="true" chart:display-r-square="false"/>
            </chart:regression-curve>
            <chart:regression-curve chart:style-name="ch7">
              <chart:equation chart:display-equation="false" chart:display-r-square="true" svg:x="1.013cm" svg:y="2.422cm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lha1.C5:Folha1.C25</svg:desc>
                </draw:g>
              </table:table-cell>
              <table:table-cell office:value-type="float" office:value="0.0261610169316097">
                <text:p>0.0261610169316097</text:p>
                <draw:g>
                  <svg:desc>Folha1.D5:Folha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83787294374103">
                <text:p>0.983787294374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319337715439">
                <text:p>2.319337715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.73200022326554">
                <text:p>3.73200022326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13787724228853">
                <text:p>5.13787724228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.46079156370964">
                <text:p>6.46079156370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.84993931733421">
                <text:p>7.84993931733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.2736733697117">
                <text:p>10.2736733697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.8151514629299">
                <text:p>11.8151514629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.2128068047415">
                <text:p>13.2128068047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.7139928127914">
                <text:p>14.7139928127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6.2458801657298">
                <text:p>16.2458801657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7.7857485418328">
                <text:p>17.7857485418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9.1197428121719">
                <text:p>19.1197428121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.6734943607429">
                <text:p>20.6734943607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.1580742476933">
                <text:p>22.1580742476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3.6542680866813">
                <text:p>23.6542680866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4.8910255780062">
                <text:p>24.8910255780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6.4843965475996">
                <text:p>26.4843965475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.9126748244043">
                <text:p>27.9126748244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9.4419935487043">
                <text:p>29.4419935487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008cm" svg:y="3.954cm" style:legend-expansion="high" chart:style-name="ch2"/>
        <chart:plot-area chart:style-name="ch3" table:cell-range-address="Folha2.C5:Folha2.D25" svg:x="0.319cm" svg:y="0.18cm" svg:width="11.37cm" svg:height="8.645cm">
          <chartooo:coordinate-region svg:x="0.94cm" svg:y="0.38cm" svg:width="10.4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ha2.D5:Folha2.D25" chart:class="chart:scatter">
            <chart:domain table:cell-range-address="Folha2.C5:Folha2.C25"/>
            <chart:regression-curve chart:style-name="ch7">
              <chart:equation chart:display-equation="true" chart:display-r-square="true" svg:x="1.391cm" svg:y="0.794cm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lha2.C5:Folha2.C25</svg:desc>
                </draw:g>
              </table:table-cell>
              <table:table-cell office:value-type="float" office:value="0">
                <text:p>0</text:p>
                <draw:g>
                  <svg:desc>Folha2.D5:Folha2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5776043754688">
                <text:p>2.5776043754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30182438093111">
                <text:p>5.30182438093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9.59433010412479">
                <text:p>9.59433010412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.0476566053326">
                <text:p>14.0476566053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9.2167673955301">
                <text:p>19.2167673955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0.1018609651594">
                <text:p>20.1018609651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4.8768350500795">
                <text:p>24.8768350500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7.6871484417864">
                <text:p>27.6871484417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30.9187446190924">
                <text:p>30.9187446190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37.4398995699641">
                <text:p>37.4398995699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42.8157693604543">
                <text:p>42.8157693604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8.2299643096281">
                <text:p>48.2299643096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51.4784108291671">
                <text:p>51.47841082916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55.8732488656298">
                <text:p>55.8732488656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58.4881526211874">
                <text:p>58.4881526211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61.2882021958886">
                <text:p>61.2882021958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65.8477567837592">
                <text:p>65.8477567837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68.0298296186942">
                <text:p>68.0298296186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70.9062886323317">
                <text:p>70.90628863233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74.5940068616778">
                <text:p>74.5940068616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